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created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edited</text:p>
          </table:table-cell>
          <table:table-cell table:style-name="Default" office:value-type="string" calcext:value-type="string">
            <text:p>by</text:p>
          </table:table-cell>
          <table:table-cell table:style-name="Default"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---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4.00000E-02</text:p>
          </table:table-cell>
          <table:table-cell table:number-columns-repeated="2" office:value-type="float" office:value="-0.125" calcext:value-type="float">
            <text:p>-1.25000E-01</text:p>
          </table:table-cell>
          <table:table-cell office:value-type="float" office:value="0.04" calcext:value-type="float">
            <text:p>4.00000E-02</text:p>
          </table:table-cell>
          <table:table-cell table:number-columns-repeated="2"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05" calcext:value-type="float">
            <text:p>2.05000E-01</text:p>
          </table:table-cell>
          <table:table-cell table:number-columns-repeated="2" office:value-type="float" office:value="-0.125" calcext:value-type="float">
            <text:p>-1.25000E-01</text:p>
          </table:table-cell>
          <table:table-cell office:value-type="float" office:value="0.205" calcext:value-type="float">
            <text:p>2.05000E-01</text:p>
          </table:table-cell>
          <table:table-cell table:number-columns-repeated="2"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table:number-columns-repeated="2" office:value-type="float" office:value="-0.125" calcext:value-type="float">
            <text:p>-1.25000E-01</text:p>
          </table:table-cell>
          <table:table-cell office:value-type="float" office:value="0.365" calcext:value-type="float">
            <text:p>3.65000E-01</text:p>
          </table:table-cell>
          <table:table-cell table:number-columns-repeated="2"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4.20000E-02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042" calcext:value-type="float">
            <text:p>4.20000E-02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207" calcext:value-type="float">
            <text:p>2.07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207" calcext:value-type="float">
            <text:p>2.07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367" calcext:value-type="float">
            <text:p>3.67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367" calcext:value-type="float">
            <text:p>3.67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0.126" calcext:value-type="float">
            <text:p>1.26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-0.126" calcext:value-type="float">
            <text:p>-1.26000E-01</text:p>
          </table:table-cell>
          <table:table-cell office:value-type="float" office:value="0.126" calcext:value-type="float">
            <text:p>1.26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-0.126" calcext:value-type="float">
            <text:p>-1.26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-0.126" calcext:value-type="float">
            <text:p>-1.26000E-01</text:p>
          </table:table-cell>
          <table:table-cell office:value-type="float" office:value="0.126" calcext:value-type="float">
            <text:p>1.26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26" calcext:value-type="float">
            <text:p>1.26000E-01</text:p>
          </table:table-cell>
          <table:table-cell office:value-type="float" office:value="-0.126" calcext:value-type="float">
            <text:p>-1.26000E-01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0.126" calcext:value-type="float">
            <text:p>1.26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26" calcext:value-type="float">
            <text:p>1.26000E-01</text:p>
          </table:table-cell>
          <table:table-cell office:value-type="float" office:value="-0.126" calcext:value-type="float">
            <text:p>-1.26000E-01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-0.126" calcext:value-type="float">
            <text:p>-1.26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.00000E+00</text:p>
          </table:table-cell>
          <table:table-cell table:number-columns-repeated="4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00" calcext:value-type="float">
            <text:p>4.00000E+02</text:p>
          </table:table-cell>
          <table:table-cell office:value-type="float" office:value="5.26316" calcext:value-type="float">
            <text:p>5.26316E+00</text:p>
          </table:table-cell>
          <table:table-cell office:value-type="float" office:value="500" calcext:value-type="float">
            <text:p>5.00000E+02</text:p>
          </table:table-cell>
          <table:table-cell table:number-columns-repeated="2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" calcext:value-type="float">
            <text:p>0.00000E+0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.3" calcext:value-type="float">
            <text:p>3.00000E-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.3" calcext:value-type="float">
            <text:p>3.00000E-01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.00000E+00</text:p>
          </table:table-cell>
          <table:table-cell table:number-columns-repeated="2" office:value-type="float" office:value="10" calcext:value-type="float">
            <text:p>1.00000E+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11:32:04.499970804</dc:date>
    <meta:editing-duration>PT1M4S</meta:editing-duration>
    <meta:editing-cycles>1</meta:editing-cycles>
    <meta:document-statistic meta:table-count="1" meta:cell-count="207" meta:object-count="0"/>
    <meta:generator>LibreOffice/7.3.7.2$Linux_X86_64 LibreOffice_project/30$Build-2</meta:generator>
  </office:meta>
</office:document-meta>
</file>